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f050" officeooo:paragraph-rsid="000cf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oyugoyugoogoyg12412h4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8:07:01.166221151</meta:creation-date>
    <dc:date>2023-11-24T18:07:32.647083759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24" meta:non-whitespace-character-count="24"/>
    <meta:generator>LibreOffice/7.4.7.2$Linux_X86_64 LibreOffice_project/40$Build-2</meta:generator>
  </office:meta>
</office:document-meta>
</file>